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9688"/>
    </style:style>
    <style:style style:name="T1" style:family="text">
      <style:text-properties officeooo:rsid="000b96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UNO: <text:span text:style-name="T1">DIOGO DE LIMA PETSCH </text:span></text:p>
      <text:p text:style-name="P1">ESCOLA: COLÉGIO ESTADUAL PADRE ANTÔNIO VIERA</text:p>
      <text:p text:style-name="P1">MATÉRIA: PROGRAMAÇÃO - AGRINHO</text:p>
      <text:p text:style-name="P1">TRABALHO SOBRE <text:span text:style-name="T1">RECEITA DE UM BOLO DE FUBÁ</text:span></text:p>
      <text:p text:style-name="P1"/>
      <text:p text:style-name="P1">Introdução</text:p>
      <text:p text:style-name="Standard">O bolo de fubá é uma iguaria tradicional da culinária brasileira, conhecida por sua textura fofinha e sabor suave. Feito a partir de fubá, um tipo de farinha de milho, esse bolo é perfeito para acompanhar um café fresco ou uma tarde descontraída. Sua simplicidade é compensada pelo sabor rico e pela facilidade de preparo, tornando-o uma excelente opção para quem busca uma receita prática e deliciosa.</text:p>
      <text:p text:style-name="Standard"/>
      <text:p text:style-name="Standard">Desenvolvimento</text:p>
      <text:p text:style-name="Standard">O bolo de fubá se destaca por sua versatilidade e sabor acolhedor. Além de ser um excelente acompanhamento para o café da manhã ou lanche da tarde, ele também pode ser servido em festas e encontros informais. A combinação de ingredientes básicos e o modo de preparo descomplicado fazem desse bolo uma escolha popular em muitas casas. Com uma crosta levemente crocante e um interior macio, ele é uma verdadeira delícia que agrada a todos os paladares.</text:p>
      <text:p text:style-name="Standard"/>
      <text:p text:style-name="Standard">Receita de Bolo de Fubá</text:p>
      <text:p text:style-name="Standard">Ingredientes</text:p>
      <text:p text:style-name="Standard">1 xícara (chá) de fubá</text:p>
      <text:p text:style-name="Standard">1 xícara (chá) de farinha de trigo</text:p>
      <text:p text:style-name="Standard">1 xícara (chá) de açúcar</text:p>
      <text:p text:style-name="Standard">1/2 xícara (chá) de manteiga ou margarina (em temperatura ambiente)</text:p>
      <text:p text:style-name="Standard">3 ovos</text:p>
      <text:p text:style-name="Standard">1 xícara (chá) de leite</text:p>
      <text:p text:style-name="Standard">1 colher (sopa) de fermento em pó</text:p>
      <text:p text:style-name="Standard">1 pitada de sal</text:p>
      <text:p text:style-name="Standard">1/2 xícara (chá) de queijo ralado (opcional para um toque salgado)</text:p>
      <text:p text:style-name="Standard">1 colher (chá) de essência de baunilha (opcional para um sabor mais doce)</text:p>
      <text:p text:style-name="Standard"/>
      <text:p text:style-name="Standard"><text:span text:style-name="T1">​​</text:span>Modo de Preparo</text:p>
      <text:p text:style-name="Standard">Preparação Inicial: Preaqueça o forno a 180°C e unte uma forma de bolo com manteiga e farinha.</text:p>
      <text:p text:style-name="Standard"/>
      <text:p text:style-name="Standard">Mistura dos Ingredientes Secos: Em uma tigela grande, peneire o fubá, a farinha de trigo, o açúcar, o fermento em pó e o sal. Misture bem e reserve.</text:p>
      <text:p text:style-name="Standard"/>
      <text:p text:style-name="Standard">Preparação da Massa: Em outra tigela, bata a manteiga com o açúcar até obter um creme claro e fofo. Adicione os ovos um a um, batendo bem após cada adição. Acrescente a essência de baunilha, se estiver usando.</text:p>
      <text:p text:style-name="Standard"/>
      <text:p text:style-name="Standard">Incorporação dos Ingredientes: Adicione a mistura de fubá e farinha ao creme de manteiga alternando com o leite. Comece e termine com a mistura seca, mexendo até que a massa fique homogênea. Se desejar, incorpore o queijo ralado à massa.</text:p>
      <text:p text:style-name="Standard"/>
      <text:p text:style-name="Standard">Assar: Despeje a massa na forma preparada e leve ao forno preaquecido. Asse por cerca de 30 a 40 minutos, ou até que um palito inserido no centro do bolo saia limpo.</text:p>
      <text:p text:style-name="Standard"/>
      <text:p text:style-name="Standard">Resfriamento: Retire o bolo do forno e deixe esfriar na forma por cerca de 10 minutos antes de desenformar. Após desenformar, deixe esfriar completamente sobre uma grade.</text:p>
      <text:p text:style-name="Standard"/>
      <text:p text:style-name="Standard"><text:soft-page-break/>Conclusão</text:p>
      <text:p text:style-name="Standard">O bolo de fubá é uma escolha deliciosa e fácil para qualquer ocasião. Sua textura macia e sabor delicado fazem dele um verdadeiro clássico da culinária brasileira. Experimente acompanhar com uma xícara de café ou chá para um momento ainda mais especial. Com essa receita, você terá um bolo irresistível que com certeza será um sucesso!</text:p>
      <text:p text:style-name="Standard"/>
      <text:p text:style-name="Standard">Fonte: https://www.tudogostoso.com.br/receita/169962-bolo-de-fuba-1-medida.ht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7T07:54:35.977091926</meta:creation-date>
    <dc:date>2024-08-07T07:59:33.610559386</dc:date>
    <meta:editing-duration>PT4M57S</meta:editing-duration>
    <meta:editing-cycles>1</meta:editing-cycles>
    <meta:generator>LibreOffice/6.4.7.2$Linux_X86_64 LibreOffice_project/40$Build-2</meta:generator>
    <meta:document-statistic meta:table-count="0" meta:image-count="0" meta:object-count="0" meta:page-count="2" meta:paragraph-count="30" meta:word-count="488" meta:character-count="2881" meta:non-whitespace-character-count="2420"/>
  </office:meta>
</office:document-meta>
</file>